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74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2" table:style-name="ta1" table:print="false">
        <table:table-column table:style-name="co3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0</text:p>
          </table:table-cell>
          <table:table-cell office:value-type="string">
            <text:p>p(pass)</text:p>
          </table:table-cell>
          <table:table-cell/>
          <table:table-cell office:value-type="string">
            <text:p>l0</text:p>
          </table:table-cell>
          <table:table-cell office:value-type="string">
            <text:p>Expected numbe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100-[.B3]" office:value-type="float" office:value="70">
            <text:p>70</text:p>
          </table:table-cell>
          <table:table-cell table:formula="of:=[.C3]/100" office:value-type="float" office:value="0.7">
            <text:p>0.7</text:p>
          </table:table-cell>
          <table:table-cell office:value-type="float" office:value="100">
            <text:p>100</text:p>
          </table:table-cell>
          <table:table-cell table:formula="of:=1 / ([.C3]/100)" office:value-type="float" office:value="1.42857142857143">
            <text:p>1.4285714286</text:p>
          </table:table-cell>
          <table:table-cell table:formula="of:=[.F3]*[.E3]" office:value-type="float" office:value="142.857142857143">
            <text:p>142.857142857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100-[.B4]" office:value-type="float" office:value="50">
            <text:p>50</text:p>
          </table:table-cell>
          <table:table-cell table:formula="of:=[.C4]/100" office:value-type="float" office:value="0.5">
            <text:p>0.5</text:p>
          </table:table-cell>
          <table:table-cell office:value-type="float" office:value="10">
            <text:p>10</text:p>
          </table:table-cell>
          <table:table-cell table:formula="of:=1 / ([.C4]/100)" office:value-type="float" office:value="2">
            <text:p>2</text:p>
          </table:table-cell>
          <table:table-cell table:formula="of:=[.F4]*([.G3]+[.E4])" office:value-type="float" office:value="305.714285714286">
            <text:p>305.7142857143</text:p>
          </table:table-cell>
          <table:table-cell/>
          <table:table-cell table:formula="of:=SUM([.G3:.G4])" office:value-type="float" office:value="448.571428571429">
            <text:p>448.5714285714</text:p>
          </table:table-cell>
          <table:table-cell table:formula="of:=712-[.G3]" office:value-type="float" office:value="569.142857142857">
            <text:p>569.1428571429</text:p>
          </table:table-cell>
          <table:table-cell table:formula="of:=[.J4]/[.E4]" office:value-type="float" office:value="56.9142857142857">
            <text:p>56.914285714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100-[.B5]" office:value-type="float" office:value="80">
            <text:p>80</text:p>
          </table:table-cell>
          <table:table-cell table:formula="of:=[.C5]/100" office:value-type="float" office:value="0.8">
            <text:p>0.8</text:p>
          </table:table-cell>
          <table:table-cell office:value-type="float" office:value="80">
            <text:p>80</text:p>
          </table:table-cell>
          <table:table-cell table:formula="of:=1 / ([.C5]/100)" office:value-type="float" office:value="1.25">
            <text:p>1.25</text:p>
          </table:table-cell>
          <table:table-cell table:formula="of:=[.F5]*([.G4]+[.E5])" office:value-type="float" office:value="482.142857142857">
            <text:p>482.1428571429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[.E3]"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(100-[.B3])/100*[.E4]" office:value-type="float" office:value="7">
            <text:p>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[.D3]*[.D4]*[.D5]" office:value-type="float" office:value="0.28">
            <text:p>0.28</text:p>
          </table:table-cell>
          <table:table-cell table:number-columns-repeated="2"/>
          <table:table-cell table:formula="of:=([.C3]/100)*([.C4]/100)*[.E5]" office:value-type="float" office:value="28">
            <text:p>2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1/[.D10]" office:value-type="float" office:value="3.57142857142857">
            <text:p>3.5714285714</text:p>
          </table:table-cell>
          <table:table-cell table:number-columns-repeated="2"/>
          <table:table-cell table:formula="of:=SUM([.G8:.G10])" office:value-type="float" office:value="135">
            <text:p>135</text:p>
          </table:table-cell>
          <table:table-cell table:formula="of:=[.G11]*[.D11]" office:value-type="float" office:value="482.142857142857">
            <text:p>482.1428571429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SUM([.F3:.F6])*[.G11]" office:value-type="float" office:value="631.607142857143">
            <text:p>631.6071428571</text:p>
          </table:table-cell>
          <table:table-cell table:number-columns-repeated="1017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0" number:grouping="true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5">01/25/2013</text:date>, <text:time>21:1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1T08:13:47.20</meta:creation-date>
    <dc:date>2013-01-25T21:14:33.70</dc:date>
    <meta:editing-duration>P28DT13H17M53S</meta:editing-duration>
    <meta:editing-cycles>10</meta:editing-cycles>
    <meta:generator>OpenOffice.org/3.4.1$Win32 OpenOffice.org_project/341m1$Build-9593</meta:generator>
    <meta:document-statistic meta:table-count="2" meta:cell-count="33" meta:object-count="0"/>
  </office:meta>
</office:document-meta>
</file>